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Light" svg:font-family="'Arimo Light'" style:font-family-generic="roman" style:font-pitch="variable"/>
    <style:font-face style:name="Arimo Regular" svg:font-family="'Arimo Regular'" style:font-family-generic="roman" style:font-pitch="variable"/>
    <style:font-face style:name="Liberation Sans" svg:font-family="'Liberation Sans'" style:font-family-generic="roman" style:font-pitch="variable"/>
    <style:font-face style:name="Roboto Bold" svg:font-family="'Roboto Bold'" style:font-family-generic="roman" style:font-pitch="variable"/>
    <style:font-face style:name="Roboto Regular" svg:font-family="'Roboto Regular'" style:font-family-generic="roman" style:font-pitch="variable"/>
    <style:font-face style:name="Arimo Light1" svg:font-family="'Arimo Light'" style:font-family-generic="system" style:font-pitch="variable"/>
    <style:font-face style:name="Arimo Regular1" svg:font-family="'Arimo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Bold1" svg:font-family="'Roboto Bold'" style:font-family-generic="system" style:font-pitch="variable"/>
    <style:font-face style:name="Roboto Regular1" svg:font-family="'Roboto Regular'" style:font-family-generic="system" style:font-pitch="variable"/>
  </office:font-face-decls>
  <office:automatic-styles>
    <style:style style:name="P1" style:family="paragraph" style:parent-style-name="Standard">
      <style:text-properties fo:color="#000000" style:font-name="Arimo Regular" style:font-name-asian="Arimo Regular1" style:font-name-complex="Arimo Regular1"/>
    </style:style>
    <style:style style:name="P2" style:family="paragraph" style:parent-style-name="Standard">
      <style:text-properties fo:color="#0e101a" style:font-name="Roboto Bold" fo:font-weight="bold" style:font-name-asian="Roboto Bold1" style:font-weight-asian="bold" style:font-name-complex="Roboto Bold1"/>
    </style:style>
    <style:style style:name="P3" style:family="paragraph" style:parent-style-name="Standard">
      <style:text-properties fo:color="#0e101a" style:font-name="Roboto Regular" style:font-name-asian="Roboto Regular1" style:font-name-complex="Roboto Regular1"/>
    </style:style>
    <style:style style:name="P4" style:family="paragraph" style:parent-style-name="Standard">
      <loext:graphic-properties draw:fill="solid" draw:fill-color="#ffffff"/>
      <style:paragraph-properties fo:text-align="justify" style:justify-single-word="false" fo:background-color="#ffffff"/>
      <style:text-properties fo:font-variant="small-caps" fo:color="#000000" style:text-position="super 58%" style:font-name="Arimo Regular" fo:font-size="11pt" style:font-name-asian="Arimo Regular1" style:font-size-asian="11pt" style:font-name-complex="Arimo Regular1"/>
    </style:style>
    <style:style style:name="P5" style:family="paragraph" style:parent-style-name="Standard">
      <loext:graphic-properties draw:fill="solid" draw:fill-color="#ffffff"/>
      <style:paragraph-properties fo:text-align="justify" style:justify-single-word="false" fo:background-color="#ffffff"/>
      <style:text-properties fo:font-variant="small-caps" fo:color="#333333" style:text-position="super 58%" style:font-name="Arimo Light" style:font-name-asian="Arimo Light1" style:font-name-complex="Arimo Light1" fo:background-color="#ffffff"/>
    </style:style>
    <style:style style:name="P6" style:family="paragraph" style:parent-style-name="Standard">
      <loext:graphic-properties draw:fill="solid" draw:fill-color="#ffffff"/>
      <style:paragraph-properties fo:text-align="justify" style:justify-single-word="false" fo:background-color="#ffffff"/>
    </style:style>
    <style:style style:name="P7" style:family="paragraph" style:parent-style-name="Standard">
      <style:text-properties officeooo:rsid="00162a25" officeooo:paragraph-rsid="00162a25"/>
    </style:style>
    <style:style style:name="P8" style:family="paragraph" style:parent-style-name="Standard">
      <style:text-properties fo:font-size="12pt" officeooo:rsid="00169fb4" officeooo:paragraph-rsid="00162a25" style:font-size-asian="12pt" style:font-size-complex="12pt"/>
    </style:style>
    <style:style style:name="P9" style:family="paragraph" style:parent-style-name="Standard" style:master-page-name="Standard">
      <style:paragraph-properties style:page-number="auto"/>
    </style:style>
    <style:style style:name="T1" style:family="text">
      <style:text-properties fo:color="#0e101a" style:font-name="Roboto Bold" fo:font-weight="bold" style:font-name-asian="Roboto Bold1" style:font-weight-asian="bold" style:font-name-complex="Roboto Bold1"/>
    </style:style>
    <style:style style:name="T2" style:family="text">
      <style:text-properties fo:color="#0e101a" style:font-name="Roboto Bold" fo:font-weight="bold" officeooo:rsid="00162a25" style:font-name-asian="Roboto Bold1" style:font-weight-asian="bold" style:font-name-complex="Roboto Bold1"/>
    </style:style>
    <style:style style:name="T3" style:family="text">
      <style:text-properties fo:color="#0e101a" style:font-name="Roboto Bold" fo:font-size="12pt" fo:font-weight="bold" style:font-name-asian="Roboto Bold1" style:font-size-asian="12pt" style:font-weight-asian="bold" style:font-name-complex="Roboto Bold1" style:font-size-complex="12pt"/>
    </style:style>
    <style:style style:name="T4" style:family="text">
      <style:text-properties fo:color="#0e101a" style:font-name="Roboto Bold" fo:font-size="12pt" fo:font-weight="normal" style:font-name-asian="Roboto Bold1" style:font-size-asian="12pt" style:font-weight-asian="normal" style:font-name-complex="Roboto Bold1" style:font-size-complex="12pt" style:font-weight-complex="normal"/>
    </style:style>
    <style:style style:name="T5" style:family="text">
      <style:text-properties fo:color="#0e101a" style:font-name="Roboto Bold" fo:font-size="20pt" fo:font-weight="bold" style:font-name-asian="Roboto Bold1" style:font-size-asian="17.5pt" style:font-weight-asian="bold" style:font-name-complex="Roboto Bold1" style:font-size-complex="20pt"/>
    </style:style>
    <style:style style:name="T6" style:family="text">
      <style:text-properties fo:color="#0e101a" style:font-name="Roboto Bold" fo:font-size="20pt" fo:font-weight="bold" officeooo:rsid="00162a25" style:font-name-asian="Roboto Bold1" style:font-size-asian="17.5pt" style:font-weight-asian="bold" style:font-name-complex="Roboto Bold1" style:font-size-complex="20pt"/>
    </style:style>
    <style:style style:name="T7" style:family="text">
      <style:text-properties fo:color="#0e101a" style:font-name="Roboto Bold" fo:font-size="20pt" fo:font-weight="normal" officeooo:rsid="00162a25" style:font-name-asian="Roboto Bold1" style:font-size-asian="17.5pt" style:font-weight-asian="normal" style:font-name-complex="Roboto Bold1" style:font-size-complex="20pt" style:font-weight-complex="normal"/>
    </style:style>
    <style:style style:name="T8" style:family="text">
      <style:text-properties fo:color="#0e101a" style:font-name="Roboto Bold" fo:font-weight="normal" style:font-name-asian="Roboto Bold1" style:font-weight-asian="normal" style:font-name-complex="Roboto Bold1" style:font-weight-complex="normal"/>
    </style:style>
    <style:style style:name="T9" style:family="text">
      <style:text-properties fo:color="#0e101a" style:font-name="Roboto Bold" fo:font-weight="normal" officeooo:rsid="00162a25" style:font-name-asian="Roboto Bold1" style:font-weight-asian="normal" style:font-name-complex="Roboto Bold1" style:font-weight-complex="normal"/>
    </style:style>
    <style:style style:name="T10" style:family="text">
      <style:text-properties fo:color="#0e101a" fo:font-weight="bold" style:font-weight-asian="bold"/>
    </style:style>
    <style:style style:name="T11" style:family="text">
      <style:text-properties fo:color="#0e101a" style:font-name-asian="Roboto Regular1" style:font-name-complex="Roboto Regular1"/>
    </style:style>
    <style:style style:name="T12" style:family="text">
      <style:text-properties fo:color="#0e101a"/>
    </style:style>
    <style:style style:name="T13" style:family="text">
      <style:text-properties style:font-name="Arimo Regular" fo:font-size="11pt" fo:background-color="#ffffff" loext:char-shading-value="0" style:font-name-asian="Arimo Regular1" style:font-size-asian="11pt" style:font-name-complex="Arimo Regular1"/>
    </style:style>
    <style:style style:name="T14" style:family="text">
      <style:text-properties fo:font-variant="small-caps" style:text-position="super 58%" style:font-name="Arimo Regular" fo:font-size="11pt" style:font-name-asian="Arimo Regular1" style:font-size-asian="11pt" style:font-name-complex="Arimo Regular1" fo:background-color="#ffffff"/>
    </style:style>
    <style:style style:name="T15" style:family="text">
      <style:text-properties officeooo:rsid="00162a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GoBack"/><text:span text:style-name="T1">Project Name: Predicting Life Expectancy using Machine Learning-</text:span></text:p>
      <text:p text:style-name="Standard"><text:span text:style-name="T1"><text:s text:c="56"/></text:span></text:p>
      <text:p text:style-name="Standard"><text:span text:style-name="T1"><text:s/>Project Scope Document</text:span></text:p>
      <text:p text:style-name="Standard"><text:span text:style-name="T1"/></text:p>
      <text:p text:style-name="P7"><text:span text:style-name="T1">1.Introduction</text:span></text:p>
      <text:p text:style-name="P8">With the emergence of technologies health related data are increasing and many applications such as smartphone apps and wearable devices that provide wellness and fitness tracking are entering the market. So Life expectancy project will provide a expected life of a person by providing some information regarding th<text:span text:style-name="T15">at </text:span>country to the model.<text:span text:style-name="T5"> </text:span><text:span text:style-name="T9">Data set</text:span><text:span text:style-name="T8"> we used is taken from Kaggle website. The project is completed using IBM cloud services.</text:span></text:p>
      <text:p text:style-name="Standard"><text:span text:style-name="T2">2</text:span><text:span text:style-name="T1">. Project Summary:</text:span></text:p>
      <text:p text:style-name="Standard"><text:span text:style-name="T11">A typical Regression Machine Learning project leverages historical data to predict insights into the future. This problem statement is aimed at predicting the Life Expectancy rate of a country given various features.</text:span></text:p>
      <text:p text:style-name="Standard"><text:span text:style-name="T11"><text:s/></text:span></text:p>
      <text:p text:style-name="Standard"><text:span text:style-name="T11">Life expectancy is a statistical measure of the average time a human being is expected to live, Life expectancy depends on various factors: Regional variations, Economic Circumstances, Sex Differences, Mental Illnesses, Physical Illnesses, Education, Year of their birth and other demographic factors. This problem statement provides a way to predict the average life expectancy of people living in a country when various factors such as year, GDP, education, alcohol intake of people in the country, expenditure on healthcare system and some specific disease-related deaths that happened in the country are given.</text:span></text:p>
      <text:p text:style-name="P2"/>
      <text:p text:style-name="Standard"><text:span text:style-name="T2">3</text:span><text:span text:style-name="T1">.Project Requirements:</text:span></text:p>
      <text:p text:style-name="P2"/>
      <text:p text:style-name="Standard"><text:span text:style-name="T1"><text:s/></text:span><text:span text:style-name="T2">3</text:span><text:span text:style-name="T1">.1 Functional Requirement:</text:span></text:p>
      <text:p text:style-name="Standard"><text:span text:style-name="T11"><text:s text:c="6"/>Predicting life expectancy rate of a country.</text:span></text:p>
      <text:p text:style-name="Standard"><text:span text:style-name="T2">3</text:span><text:span text:style-name="T1">.2 Technical requirements:</text:span></text:p>
      <text:p text:style-name="Standard"><text:span text:style-name="T11"><text:s/>Python, IBM Cloud, IBM Watson</text:span></text:p>
      <text:p text:style-name="Standard"><text:span text:style-name="T1"><text:s text:c="2"/>Hardware Requirements:</text:span></text:p>
      <text:p text:style-name="Standard"><text:span text:style-name="T11"><text:s text:c="5"/>processor-i3 7th generation or higher</text:span></text:p>
      <text:p text:style-name="Standard"><text:span text:style-name="T11"><text:s text:c="4"/>Speed-2GHz or more</text:span></text:p>
      <text:p text:style-name="Standard"><text:span text:style-name="T2">4</text:span><text:span text:style-name="T1">.Research of Previous:</text:span></text:p>
      <text:p text:style-name="Standard"><text:span text:style-name="T11">In building this project we use the data from Kaggle. Which helps to build the model.</text:span></text:p>
      <text:p text:style-name="Standard"><text:soft-page-break/><text:span text:style-name="T2">5</text:span><text:span text:style-name="T1">. Algorithms:</text:span></text:p>
      <text:p text:style-name="Standard"><text:span text:style-name="T11">Using Watson studio with Juyter notebook import python library and helper function.</text:span></text:p>
      <text:p text:style-name="Standard"><text:span text:style-name="T11">from sklearn.linear_model import LinearRegression, Lasso, Ridge, etc.</text:span></text:p>
      <text:p text:style-name="Standard"><text:span text:style-name="T11">Create a data frame.</text:span></text:p>
      <text:p text:style-name="Standard"><text:span text:style-name="T11">checking missing data then normalizing it.</text:span></text:p>
      <text:p text:style-name="P3"/>
      <text:p text:style-name="P3"/>
      <text:p text:style-name="P3"/>
      <text:p text:style-name="Standard"><text:span text:style-name="T11">Create Training and Test Sets.</text:span></text:p>
      <text:p text:style-name="Standard"><text:span text:style-name="T11">Extract just the numeric values for the features and labels as the TensorFlow model will expect just numeric values as input.</text:span></text:p>
      <text:p text:style-name="Standard"><text:span text:style-name="T11">create a model then train it.</text:span></text:p>
      <text:p text:style-name="Standard"><text:span text:style-name="T11"><text:s/>Prediction of life expectancy.</text:span></text:p>
      <text:p text:style-name="P2"/>
      <text:p text:style-name="Standard"><text:span text:style-name="T2">6</text:span><text:span text:style-name="T1">.Deliverable</text:span></text:p>
      <text:p text:style-name="Standard"><text:span text:style-name="T11">A machine learning model that will predict life expectancy(software).</text:span></text:p>
      <text:p text:style-name="P2"/>
      <text:p text:style-name="Standard"><text:span text:style-name="T2">7</text:span><text:span text:style-name="T1">. Out of Scope</text:span></text:p>
      <text:p text:style-name="Standard"><text:span text:style-name="T11"><text:s/>In the project, the user will not able to modify or not able to increase the accuracy of the ML model. </text:span></text:p>
      <text:p text:style-name="P1"/>
      <text:p text:style-name="P4"/>
      <text:p text:style-name="P6"><text:span text:style-name="T13"><text:s text:c="6"/></text:span></text:p>
      <text:p text:style-name="P6"><text:span text:style-name="T13"><text:s text:c="5"/></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Light" svg:font-family="'Arimo Light'" style:font-family-generic="roman" style:font-pitch="variable"/>
    <style:font-face style:name="Arimo Regular" svg:font-family="'Arimo Regular'" style:font-family-generic="roman" style:font-pitch="variable"/>
    <style:font-face style:name="Liberation Sans" svg:font-family="'Liberation Sans'" style:font-family-generic="roman" style:font-pitch="variable"/>
    <style:font-face style:name="Roboto Bold" svg:font-family="'Roboto Bold'" style:font-family-generic="roman" style:font-pitch="variable"/>
    <style:font-face style:name="Roboto Regular" svg:font-family="'Roboto Regular'" style:font-family-generic="roman" style:font-pitch="variable"/>
    <style:font-face style:name="Arimo Light1" svg:font-family="'Arimo Light'" style:font-family-generic="system" style:font-pitch="variable"/>
    <style:font-face style:name="Arimo Regular1" svg:font-family="'Arimo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Bold1" svg:font-family="'Roboto Bold'" style:font-family-generic="system" style:font-pitch="variable"/>
    <style:font-face style:name="Roboto Regular1" svg:font-family="'Roboto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Roboto Regular" fo:font-size="12pt" fo:language="en" fo:country="US" style:letter-kerning="false" style:font-name-asian="Roboto Regular1" style:font-size-asian="12pt" style:language-asian="en" style:country-asian="US" style:font-name-complex="Roboto Regular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Roboto Regular" fo:font-size="12pt" fo:language="en" fo:country="US" style:letter-kerning="false" style:font-name-asian="Roboto Regular1" style:font-size-asian="12pt" style:language-asian="en" style:country-asian="US" style:font-name-complex="Roboto Regular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20%" fo:text-align="start" style:justify-single-word="false" fo:orphans="2" fo:widows="2" style:writing-mode="lr-tb"/>
      <style:text-properties fo:color="#000000" style:font-name="Roboto Regular" fo:font-family="'Roboto Regular'" style:font-family-generic="roman" style:font-pitch="variable" fo:font-size="12pt" fo:language="en" fo:country="US" style:letter-kerning="false" style:font-name-asian="Roboto Regular1" style:font-family-asian="'Roboto Regular'" style:font-family-generic-asian="system" style:font-pitch-asian="variable" style:font-size-asian="12pt" style:language-asian="en" style:country-asian="US" style:font-name-complex="Roboto Regular1" style:font-family-complex="'Roboto Regular'"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cm" fo:margin-bottom="0.353cm" loext:contextual-spacing="false" fo:line-height="100%"/>
      <style:text-properties fo:color="#0d0d0d" style:font-name="Roboto Regular" fo:font-family="'Roboto Regular'" style:font-family-generic="roman" style:font-pitch="variable" fo:font-size="24pt" fo:font-weight="bold" style:font-name-asian="Roboto Regular1" style:font-family-asian="'Roboto Regular'" style:font-family-generic-asian="system" style:font-pitch-asian="variable" style:font-size-asian="24pt" style:font-weight-asian="bold" style:font-name-complex="Roboto Regular1" style:font-family-complex="'Roboto Regular'"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cm" fo:margin-bottom="0.282cm" loext:contextual-spacing="false"/>
      <style:text-properties style:font-name="Roboto Regular" fo:font-family="'Roboto Regular'" style:font-family-generic="roman" style:font-pitch="variable" fo:font-size="18pt" fo:font-weight="bold" style:font-name-asian="Roboto Regular1" style:font-family-asian="'Roboto Regular'" style:font-family-generic-asian="system" style:font-pitch-asian="variable" style:font-size-asian="18pt" style:font-weight-asian="bold" style:font-name-complex="Roboto Regular1" style:font-family-complex="'Roboto Regular'"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cm" fo:margin-bottom="0.282cm" loext:contextual-spacing="false"/>
      <style:text-properties style:font-name="Roboto Regular" fo:font-family="'Roboto Regular'" style:font-family-generic="roman" style:font-pitch="variable" fo:font-size="16pt" fo:font-weight="bold" style:font-name-asian="Roboto Regular1" style:font-family-asian="'Roboto Regular'" style:font-family-generic-asian="system" style:font-pitch-asian="variable" style:font-size-asian="16pt" style:font-weight-asian="bold" style:font-name-complex="Roboto Regular1" style:font-family-complex="'Roboto Regular'"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cm" fo:margin-bottom="0.282cm" loext:contextual-spacing="false"/>
      <style:text-properties style:font-name="Roboto Regular" fo:font-family="'Roboto Regular'" style:font-family-generic="roman" style:font-pitch="variable" fo:font-size="14pt" fo:font-style="italic" fo:font-weight="bold" style:font-name-asian="Roboto Regular1" style:font-family-asian="'Roboto Regular'" style:font-family-generic-asian="system" style:font-pitch-asian="variable" style:font-size-asian="14pt" style:font-style-asian="italic" style:font-weight-asian="bold" style:font-name-complex="Roboto Regular1" style:font-family-complex="'Roboto Regular'" style:font-family-generic-complex="system" style:font-pitch-complex="variable"/>
    </style:style>
    <style:style style:name="Heading_20_5" style:display-name="Heading 5" style:family="paragraph" style:parent-style-name="Standard" style:next-style-name="Standard" style:default-outline-level="5" style:list-style-name="" style:class="text">
      <loext:graphic-properties draw:fill="solid" draw:fill-color="#404040"/>
      <style:paragraph-properties fo:margin-top="0cm" fo:margin-bottom="0.282cm" loext:contextual-spacing="false" fo:line-height="130%" fo:background-color="#404040"/>
      <style:text-properties fo:color="#ffffff" style:font-name="Roboto Regular" fo:font-family="'Roboto Regular'" style:font-family-generic="roman" style:font-pitch="variable" style:font-name-asian="Roboto Regular1" style:font-family-asian="'Roboto Regular'" style:font-family-generic-asian="system" style:font-pitch-asian="variable" style:font-name-complex="Roboto Regular1" style:font-family-complex="'Roboto Regular'"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cm" fo:margin-bottom="0.212cm" loext:contextual-spacing="false"/>
      <style:text-properties style:font-name="Roboto Regular" fo:font-family="'Roboto Regular'" style:font-family-generic="roman" style:font-pitch="variable" fo:font-size="11pt" fo:font-style="italic" style:text-underline-style="solid" style:text-underline-width="auto" style:text-underline-color="font-color" style:font-name-asian="Roboto Regular1" style:font-family-asian="'Roboto Regular'" style:font-family-generic-asian="system" style:font-pitch-asian="variable" style:font-size-asian="11pt" style:font-style-asian="italic" style:font-name-complex="Roboto Regular1" style:font-family-complex="'Roboto Regular'"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style:text-properties fo:color="#13397e" style:font-name="Roboto Regular" fo:font-family="'Roboto Regular'" style:font-family-generic="roman" style:font-pitch="variable" fo:font-size="10.5pt" fo:font-style="italic" style:font-name-asian="Roboto Regular1" style:font-family-asian="'Roboto Regular'" style:font-family-generic-asian="system" style:font-pitch-asian="variable" style:font-size-asian="10.5pt" style:font-style-asian="italic" style:font-name-complex="Roboto Regular1" style:font-family-complex="'Roboto Regular'"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style:text-properties fo:color="#1a3a2a" style:font-name="Roboto Regular" fo:font-family="'Roboto Regular'" style:font-family-generic="roman" style:font-pitch="variable" fo:font-size="10.5pt" fo:font-weight="bold" style:font-name-asian="Roboto Regular1" style:font-family-asian="'Roboto Regular'" style:font-family-generic-asian="system" style:font-pitch-asian="variable" style:font-size-asian="10.5pt" style:font-weight-asian="bold" style:font-name-complex="Roboto Regular1" style:font-family-complex="'Roboto Regular'"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style:text-properties fo:color="#1a3a2a" style:font-name="Roboto Regular" fo:font-family="'Roboto Regular'" style:font-family-generic="roman" style:font-pitch="variable" fo:font-size="10.5pt" fo:font-style="italic" fo:font-weight="bold" style:font-name-asian="Roboto Regular1" style:font-family-asian="'Roboto Regular'" style:font-family-generic-asian="system" style:font-pitch-asian="variable" style:font-size-asian="10.5pt" style:font-style-asian="italic" style:font-weight-asian="bold" style:font-name-complex="Roboto Regular1" style:font-family-complex="'Roboto Regular'" style:font-family-generic-complex="system" style:font-pitch-complex="variable"/>
    </style:style>
    <style:style style:name="Title" style:family="paragraph" style:parent-style-name="Standard" style:next-style-name="Standard" style:default-outline-level="" style:class="chapter">
      <style:paragraph-properties fo:margin-top="0cm" fo:margin-bottom="0.635cm" loext:contextual-spacing="false" fo:line-height="100%"/>
      <style:text-properties fo:color="#1d57be" style:font-name="Roboto Regular" fo:font-family="'Roboto Regular'" style:font-family-generic="roman" style:font-pitch="variable" fo:font-size="36pt" fo:letter-spacing="-0.018cm" fo:font-weight="bold" style:font-name-asian="Roboto Regular1" style:font-family-asian="'Roboto Regular'" style:font-family-generic-asian="system" style:font-pitch-asian="variable" style:font-size-asian="36pt" style:font-weight-asian="bold" style:font-name-complex="Roboto Regular1" style:font-family-complex="'Roboto Regular'" style:font-family-generic-complex="system" style:font-pitch-complex="variable"/>
    </style:style>
    <style:style style:name="Subtitle" style:family="paragraph" style:parent-style-name="Standard" style:next-style-name="Standard" style:default-outline-level="" style:class="chapter">
      <style:paragraph-properties fo:margin-top="0.423cm" fo:margin-bottom="0.847cm" loext:contextual-spacing="false" fo:line-height="100%"/>
      <style:text-properties fo:color="#404040" fo:font-style="italic" fo:font-weight="bold" style:font-style-asian="italic" style:font-weight-asian="bold"/>
    </style:style>
    <style:style style:name="Quote" style:family="paragraph" style:parent-style-name="Standard" style:next-style-name="Standard" style:default-outline-level="">
      <loext:graphic-properties draw:fill="solid" draw:fill-color="#d9e4f9"/>
      <style:paragraph-properties fo:margin-top="0cm" fo:margin-bottom="0.635cm" loext:contextual-spacing="false" fo:line-height="130%" fo:background-color="#d9e4f9" fo:padding-left="0.353cm" fo:padding-right="0cm" fo:padding-top="0cm" fo:padding-bottom="0cm" fo:border-left="2.75pt solid #1d57be" fo:border-right="none" fo:border-top="none" fo:border-bottom="none"/>
    </style:style>
    <style:style style:name="Intense_20_Quote" style:display-name="Intense Quote" style:family="paragraph" style:parent-style-name="Standard" style:next-style-name="Standard" style:default-outline-level="">
      <style:paragraph-properties fo:margin-left="2.159cm" fo:margin-right="2.159cm" fo:margin-top="0.176cm" fo:margin-bottom="0cm" loext:contextual-spacing="false" fo:line-height="125%" fo:text-indent="0cm" style:auto-text-indent="false" fo:padding-left="0.035cm" fo:padding-right="0cm" fo:padding-top="0cm" fo:padding-bottom="0cm" fo:border-left="3pt solid #447de2" fo:border-right="none" fo:border-top="none" fo:border-bottom="none"/>
      <style:text-properties fo:color="#447de2" style:font-name="Roboto Regular" fo:font-family="'Roboto Regular'" style:font-family-generic="roman" style:font-pitch="variable" fo:font-size="14pt" style:font-name-asian="Roboto Regular1" style:font-family-asian="'Roboto Regular'" style:font-family-generic-asian="system" style:font-pitch-asian="variable" style:font-size-asian="14pt" style:font-name-complex="Roboto Regular1" style:font-family-complex="'Roboto Regular'" style:font-family-generic-complex="system" style:font-pitch-complex="variable"/>
    </style:style>
    <style:style style:name="List_20_Paragraph" style:display-name="List Paragraph" style:family="paragraph" style:parent-style-name="Standard" style:next-style-name="Standard" style:default-outline-level="">
      <style:text-properties fo:color="#447de2" style:font-name="Roboto Regular" fo:font-family="'Roboto Regular'" style:font-family-generic="roman" style:font-pitch="variable" fo:font-size="11pt" fo:font-style="italic" style:font-name-asian="Roboto Regular1" style:font-family-asian="'Roboto Regular'" style:font-family-generic-asian="system" style:font-pitch-asian="variable" style:font-size-asian="11pt" style:font-style-asian="italic" style:font-name-complex="Roboto Regular1" style:font-family-complex="'Roboto Regular'" style:font-family-generic-complex="system" style:font-pitch-complex="variable"/>
    </style:style>
    <style:style style:name="No_20_Spacing" style:display-name="No Spacing" style:family="paragraph" style:parent-style-name="Standard" style:next-style-name="Standard" style:default-outline-level="">
      <style:paragraph-properties fo:line-height="100%"/>
      <style:text-properties style:font-name="Roboto Regular" fo:font-family="'Roboto Regular'" style:font-family-generic="roman" style:font-pitch="variable" style:font-name-asian="Roboto Regular1" style:font-family-asian="'Roboto Regular'" style:font-family-generic-asian="system" style:font-pitch-asian="variable" style:font-name-complex="Roboto Regular1" style:font-family-complex="'Roboto Regular'"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13:58:00</meta:creation-date>
    <meta:initial-creator>Apache POI</meta:initial-creator>
    <dc:language>en-IN</dc:language>
    <dc:date>2020-06-15T16:08:58.881215356</dc:date>
    <meta:editing-cycles>4</meta:editing-cycles>
    <meta:editing-duration>PT3M5S</meta:editing-duration>
    <meta:generator>LibreOffice/6.0.7.3$Linux_X86_64 LibreOffice_project/00m0$Build-3</meta:generator>
    <meta:document-statistic meta:table-count="0" meta:image-count="0" meta:object-count="0" meta:page-count="2" meta:paragraph-count="34" meta:word-count="358" meta:character-count="2454" meta:non-whitespace-character-count="20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WConversion" meta:value-type="string">1</meta:user-defined>
    <meta:template xlink:type="simple" xlink:actuate="onRequest" xlink:title="Normal" xlink:href=""/>
  </office:meta>
</office:document-meta>
</file>